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9.119cm" fo:margin-left="-0.122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5.609cm"/>
    </style:style>
    <style:style style:name="Table1.D" style:family="table-column">
      <style:table-column-properties style:column-width="3.493cm"/>
    </style:style>
    <style:style style:name="Table1.E" style:family="table-column">
      <style:table-column-properties style:column-width="2.6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officeooo:rsid="00206bdd" officeooo:paragraph-rsid="00159d9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ed214" officeooo:paragraph-rsid="00159d9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fe3c4" officeooo:paragraph-rsid="00159d9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59d96" officeooo:paragraph-rsid="00159d9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1ed214" officeooo:paragraph-rsid="00159d96" style:font-size-asian="14pt" style:font-size-complex="14pt"/>
    </style:style>
    <style:style style:name="P6" style:family="paragraph" style:parent-style-name="Standard">
      <style:text-properties fo:font-size="14pt" fo:font-weight="normal" officeooo:rsid="001fe3c4" officeooo:paragraph-rsid="00159d96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3pt" fo:font-weight="normal" officeooo:rsid="001fe3c4" officeooo:paragraph-rsid="00159d96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159d96" officeooo:paragraph-rsid="00159d96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officeooo:rsid="001fe3c4" officeooo:paragraph-rsid="00159d96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59d96" officeooo:paragraph-rsid="00159d96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2pt" fo:font-weight="normal" officeooo:rsid="00206bdd" officeooo:paragraph-rsid="00159d96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159d96"/>
    </style:style>
    <style:style style:name="P13" style:family="paragraph" style:parent-style-name="Table_20_Contents">
      <style:text-properties fo:font-size="14pt" officeooo:rsid="001fe3c4" officeooo:paragraph-rsid="00159d96" style:font-size-asian="14pt" style:font-size-complex="14pt"/>
    </style:style>
    <style:style style:name="P14" style:family="paragraph" style:parent-style-name="Table_20_Contents">
      <style:text-properties fo:font-size="14pt" officeooo:rsid="00159d96" officeooo:paragraph-rsid="00159d96" style:font-size-asian="14pt" style:font-size-complex="14pt"/>
    </style:style>
    <style:style style:name="P15" style:family="paragraph" style:parent-style-name="Table_20_Contents">
      <style:text-properties fo:font-size="13pt" officeooo:rsid="001fe3c4" officeooo:paragraph-rsid="00159d96" style:font-size-asian="13pt" style:font-size-complex="13pt"/>
    </style:style>
    <style:style style:name="P16" style:family="paragraph" style:parent-style-name="Table_20_Contents">
      <style:text-properties fo:font-size="13pt" officeooo:rsid="00159d96" officeooo:paragraph-rsid="00159d96" style:font-size-asian="13pt" style:font-size-complex="13pt"/>
    </style:style>
    <style:style style:name="T1" style:family="text">
      <style:text-properties fo:font-size="26pt" fo:font-weight="bold" officeooo:rsid="001ed214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e3c4" style:font-weight-asian="bold" style:font-weight-complex="bold"/>
    </style:style>
    <style:style style:name="T4" style:family="text">
      <style:text-properties fo:font-weight="bold" officeooo:rsid="00159d9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06bdd"/>
    </style:style>
    <style:style style:name="T7" style:family="text">
      <style:text-properties officeooo:rsid="00159d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 text:c="49"/><text:span text:style-name="T1">RESUME</text:span></text:p>
      <text:p text:style-name="P4"><text:s text:c="67"/>ASWATHY SUBASH</text:p>
      <text:p text:style-name="P2"><text:s text:c="67"/>pin : 68351<text:span text:style-name="T7">3</text:span></text:p>
      <text:p text:style-name="P5"><text:span text:style-name="T2"><text:s text:c="66"/>email : </text:span><text:span text:style-name="T4">aswathyvenmalassery@gmail.com</text:span></text:p>
      <text:p text:style-name="P2"/>
      <text:p text:style-name="P4">CAREER OBJECTIVE</text:p>
      <text:p text:style-name="P2"/>
      <text:p text:style-name="P5"><text:span text:style-name="T2"><text:s text:c="4"/></text:span><text:span text:style-name="T5">To seek a position in your company</text:span></text:p>
      <text:p text:style-name="P2"/>
      <text:p text:style-name="P2"><text:s text:c="3"/>EDUCATION DETAILS</text:p>
      <text:p text:style-name="P2"><text:s text:c="14"/></text:p>
      <text:p text:style-name="P2"><text:s text:c="2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3">Degree Course</text:p>
          </table:table-cell>
          <table:table-cell table:style-name="Table1.A1" office:value-type="string">
            <text:p text:style-name="P13">University/Boad</text:p>
          </table:table-cell>
          <table:table-cell table:style-name="Table1.A1" office:value-type="string">
            <text:p text:style-name="P13">Institution</text:p>
          </table:table-cell>
          <table:table-cell table:style-name="Table1.A1" office:value-type="string">
            <text:p text:style-name="P13">Year of passing</text:p>
          </table:table-cell>
          <table:table-cell table:style-name="Table1.E1" office:value-type="string">
            <text:p text:style-name="P13">Percentage Mark</text:p>
          </table:table-cell>
        </table:table-row>
        <table:table-row>
          <table:table-cell table:style-name="Table1.A2" office:value-type="string">
            <text:p text:style-name="P15">BCA</text:p>
          </table:table-cell>
          <table:table-cell table:style-name="Table1.A2" office:value-type="string">
            <text:p text:style-name="P15">MG University</text:p>
          </table:table-cell>
          <table:table-cell table:style-name="Table1.A2" office:value-type="string">
            <text:p text:style-name="P16">Nirmala college of IT</text:p>
          </table:table-cell>
          <table:table-cell table:style-name="Table1.A2" office:value-type="string">
            <text:p text:style-name="P13">201<text:span text:style-name="T7">7</text:span></text:p>
          </table:table-cell>
          <table:table-cell table:style-name="Table1.E2" office:value-type="string">
            <text:p text:style-name="P14">75</text:p>
          </table:table-cell>
        </table:table-row>
        <table:table-row>
          <table:table-cell table:style-name="Table1.A2" office:value-type="string">
            <text:p text:style-name="P16">Higher Secondary</text:p>
          </table:table-cell>
          <table:table-cell table:style-name="Table1.A2" office:value-type="string">
            <text:p text:style-name="P15">Kerala</text:p>
          </table:table-cell>
          <table:table-cell table:style-name="Table1.A2" office:value-type="string">
            <text:p text:style-name="P16">SMHSS</text:p>
          </table:table-cell>
          <table:table-cell table:style-name="Table1.A2" office:value-type="string">
            <text:p text:style-name="P15">201<text:span text:style-name="T7">4</text:span></text:p>
          </table:table-cell>
          <table:table-cell table:style-name="Table1.E2" office:value-type="string">
            <text:p text:style-name="P16">80</text:p>
          </table:table-cell>
        </table:table-row>
        <table:table-row>
          <table:table-cell table:style-name="Table1.A2" office:value-type="string">
            <text:p text:style-name="P16">SSLC</text:p>
          </table:table-cell>
          <table:table-cell table:style-name="Table1.A2" office:value-type="string">
            <text:p text:style-name="P15">Boa<text:span text:style-name="T7">r</text:span>d</text:p>
          </table:table-cell>
          <table:table-cell table:style-name="Table1.A2" office:value-type="string">
            <text:p text:style-name="P16">Adarsha Vidya Bhavan</text:p>
          </table:table-cell>
          <table:table-cell table:style-name="Table1.A2" office:value-type="string">
            <text:p text:style-name="P15">201<text:span text:style-name="T7">2</text:span></text:p>
          </table:table-cell>
          <table:table-cell table:style-name="Table1.E2" office:value-type="string">
            <text:p text:style-name="P15"><text:span text:style-name="T7">9</text:span>6</text:p>
          </table:table-cell>
        </table:table-row>
      </table:table>
      <text:p text:style-name="P2"/>
      <text:p text:style-name="P5"><text:span text:style-name="T2"><text:s/></text:span><text:span text:style-name="T3">PROJECT</text:span></text:p>
      <text:p text:style-name="P3"/>
      <text:p text:style-name="P7"><text:span text:style-name="T7">Book stall Management System</text:span>, Fronted <text:span text:style-name="T7">php</text:span>,Backend SQL Server 2008.</text:p>
      <text:p text:style-name="P10"/>
      <text:p text:style-name="P3">HOBBIES</text:p>
      <text:p text:style-name="P3"><text:s/></text:p>
      <text:p text:style-name="P9">* <text:span text:style-name="T5">Dancing</text:span></text:p>
      <text:p text:style-name="P7">*Cooking</text:p>
      <text:p text:style-name="P6"/>
      <text:p text:style-name="P3">PERSONAL DETAILS</text:p>
      <text:p text:style-name="P8">VENMALASEERY HOUSE</text:p>
      <text:p text:style-name="P8">CHERAI PO CHERAI</text:p>
      <text:p text:style-name="P7">pin : 68351<text:span text:style-name="T7">3</text:span></text:p>
      <text:p text:style-name="P7">Date of Birth:<text:span text:style-name="T7">21</text:span>-0<text:span text:style-name="T7">3</text:span>-199<text:span text:style-name="T7">6</text:span></text:p>
      <text:p text:style-name="P1"/>
      <text:p text:style-name="P1">DECLARATION</text:p>
      <text:p text:style-name="P11">I Hear by declare that all above statment are true according to my knowlege.</text:p>
      <text:p text:style-name="P11"><text:s text:c="115"/></text:p>
      <text:p text:style-name="P11"><text:s/><text:span text:style-name="T7">CHERAI</text:span></text:p>
      <text:p text:style-name="P11">1<text:span text:style-name="T7">1</text:span>-02-2020 <text:s text:c="104"/><text:span text:style-name="T7">ASWATHY SUBASH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7:12:27.065064477</meta:creation-date>
    <dc:date>2020-02-11T17:22:15.197541608</dc:date>
    <meta:editing-duration>PT9M48S</meta:editing-duration>
    <meta:editing-cycles>1</meta:editing-cycles>
    <meta:document-statistic meta:table-count="1" meta:image-count="0" meta:object-count="0" meta:page-count="1" meta:paragraph-count="45" meta:word-count="97" meta:character-count="1130" meta:non-whitespace-character-count="561"/>
    <meta:generator>LibreOffice/5.1.6.2$Linux_X86_64 LibreOffice_project/10m0$Build-2</meta:generator>
  </office:meta>
</office:document-meta>
</file>